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 style:list-style-name="L1">
      <style:paragraph-properties>
        <style:tab-stops>
          <style:tab-stop style:position="2.5in"/>
        </style:tab-stops>
      </style:paragraph-properties>
      <style:text-properties officeooo:rsid="0012882a" officeooo:paragraph-rsid="0012882a"/>
    </style:style>
    <style:style style:name="P2" style:family="paragraph" style:parent-style-name="Standard" style:list-style-name="L1">
      <style:paragraph-properties>
        <style:tab-stops>
          <style:tab-stop style:position="1.811in"/>
          <style:tab-stop style:position="2.5in"/>
        </style:tab-stops>
      </style:paragraph-properties>
      <style:text-properties officeooo:rsid="0012882a" officeooo:paragraph-rsid="0012882a"/>
    </style:style>
    <style:style style:name="P3" style:family="paragraph" style:parent-style-name="Standard" style:list-style-name="L1">
      <style:text-properties officeooo:rsid="0012882a" officeooo:paragraph-rsid="0012882a"/>
    </style:style>
    <style:style style:name="P4" style:family="paragraph" style:parent-style-name="Standard" style:list-style-name="L1">
      <style:paragraph-properties>
        <style:tab-stops>
          <style:tab-stop style:position="2.2437in"/>
          <style:tab-stop style:position="2.452in"/>
        </style:tab-stops>
      </style:paragraph-properties>
      <style:text-properties officeooo:rsid="0015fe73" officeooo:paragraph-rsid="0015fe73"/>
    </style:style>
    <style:style style:name="P5" style:family="paragraph" style:parent-style-name="Standard" style:list-style-name="L1">
      <style:paragraph-properties>
        <style:tab-stops>
          <style:tab-stop style:position="1.811in"/>
          <style:tab-stop style:position="2.5in"/>
        </style:tab-stops>
      </style:paragraph-properties>
      <style:text-properties officeooo:rsid="00132f69" officeooo:paragraph-rsid="00132f69"/>
    </style:style>
    <style:style style:name="P6" style:family="paragraph" style:parent-style-name="Standard" style:list-style-name="L1">
      <style:paragraph-properties>
        <style:tab-stops>
          <style:tab-stop style:position="1.811in"/>
          <style:tab-stop style:position="2.5in"/>
        </style:tab-stops>
      </style:paragraph-properties>
      <style:text-properties officeooo:rsid="0014baa9" officeooo:paragraph-rsid="0014baa9"/>
    </style:style>
    <style:style style:name="T1" style:family="text">
      <style:text-properties officeooo:rsid="0015fe73"/>
    </style:style>
    <style:style style:name="T2" style:family="text">
      <style:text-properties officeooo:rsid="00132f69"/>
    </style:style>
    <style:style style:name="T3" style:family="text">
      <style:text-properties officeooo:rsid="00160b6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Students Table</text:p>
          <text:list>
            <text:list-item>
              <text:p text:style-name="P2">Student_ID<text:tab/>11<text:tab/><text:span text:style-name="T1">Primary Key</text:span></text:p>
            </text:list-item>
            <text:list-item>
              <text:p text:style-name="P2">Student_Last_Name<text:tab/>Jones</text:p>
            </text:list-item>
            <text:list-item>
              <text:p text:style-name="P2">Student_First_Name<text:tab/>Mary</text:p>
            </text:list-item>
          </text:list>
        </text:list-item>
        <text:list-item>
          <text:p text:style-name="P3"><text:span text:style-name="T2">Courses</text:span> Table</text:p>
          <text:list>
            <text:list-item>
              <text:p text:style-name="P2">Course<text:tab/>CS 122<text:tab/><text:span text:style-name="T1">Primary Key</text:span></text:p>
            </text:list-item>
            <text:list-item>
              <text:p text:style-name="P2">Department<text:tab/>CIS<text:tab/><text:span text:style-name="T1">Foreign Key (Departments.Department)</text:span></text:p>
            </text:list-item>
            <text:list-item>
              <text:p text:style-name="P2">Max_Students<text:tab/>28</text:p>
            </text:list-item>
            <text:list-item>
              <text:p text:style-name="P2">Credits<text:tab/>4</text:p>
            </text:list-item>
          </text:list>
        </text:list-item>
        <text:list-item>
          <text:p text:style-name="P3">Departments Table</text:p>
          <text:list>
            <text:list-item>
              <text:p text:style-name="P2">Department<text:tab/>CIS<text:tab/><text:span text:style-name="T1">Primary Key</text:span></text:p>
            </text:list-item>
            <text:list-item>
              <text:p text:style-name="P2">Building<text:tab/>Pioneer</text:p>
            </text:list-item>
          </text:list>
        </text:list-item>
        <text:list-item>
          <text:p text:style-name="P4">Students_<text:span text:style-name="T3">Courses Table</text:span></text:p>
          <text:list>
            <text:list-item>
              <text:p text:style-name="P5">Student_ID<text:tab/>11<text:tab/><text:span text:style-name="T1">Composite Key, Foreign Key (Students.Student_ID)</text:span></text:p>
            </text:list-item>
            <text:list-item>
              <text:p text:style-name="P6"><text:span text:style-name="T1">Course</text:span><text:tab/>CS 122<text:tab/><text:span text:style-name="T1">Composite Key, Foreign Key (Courses.Course)</text:span></text:p>
            </text:list-item>
            <text:list-item>
              <text:p text:style-name="P5">Student_Grade<text:tab/>B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1T15:41:21.098782759</meta:creation-date>
    <dc:date>2025-05-11T16:29:55.448148942</dc:date>
    <meta:editing-duration>PT4M29S</meta:editing-duration>
    <meta:editing-cycles>1</meta:editing-cycles>
    <meta:generator>LibreOffice/25.2.1.2$Linux_X86_64 LibreOffice_project/520$Build-2</meta:generator>
    <meta:print-date>2025-05-11T16:30:03.979132449</meta:print-date>
    <meta:printed-by>PDF files</meta:printed-by>
    <meta:document-statistic meta:table-count="0" meta:image-count="0" meta:object-count="0" meta:page-count="1" meta:paragraph-count="16" meta:word-count="69" meta:character-count="429" meta:non-whitespace-character-count="392"/>
  </office:meta>
</office:document-meta>
</file>